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B00000975D243BE222CAE8968.png" manifest:media-type="image/png"/>
  <manifest:file-entry manifest:full-path="Pictures/100002010000041B000006EB16A31AF1CF8075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861cm, 0.256cm, 0.235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0.1cm" fo:min-width="8.7cm"/>
    </style:style>
    <style:style style:name="gr4" style:family="graphic" style:parent-style-name="standard">
      <style:graphic-properties draw:stroke="none" svg:stroke-color="#000000" draw:fill="none" draw:fill-color="#ffffff" fo:min-height="0.319cm" fo:min-width="0.167cm"/>
    </style:style>
    <style:style style:name="gr5" style:family="graphic" style:parent-style-name="standard">
      <style:graphic-properties draw:stroke="none" svg:stroke-color="#000000" draw:fill="none" draw:fill-color="#ffffff" fo:min-height="0.319cm" fo:min-width="0.176cm"/>
    </style:style>
    <style:style style:name="gr6" style:family="graphic" style:parent-style-name="standard">
      <style:graphic-properties draw:stroke="none" svg:stroke-color="#000000" draw:fill="none" draw:fill-color="#ffffff" fo:min-height="0.319cm" fo:min-width="0.18cm"/>
    </style:style>
    <style:style style:name="gr7" style:family="graphic" style:parent-style-name="standard">
      <style:graphic-properties draw:stroke="none" svg:stroke-color="#000000" draw:fill="none" draw:fill-color="#ffffff" fo:min-height="0.6cm" fo:min-width="7.342cm"/>
    </style:style>
    <style:style style:name="gr8" style:family="graphic" style:parent-style-name="standard">
      <style:graphic-properties svg:stroke-color="#000000" draw:fill-color="#000000" draw:textarea-vertical-align="middle" draw:auto-grow-height="false" fo:min-height="0.067cm" fo:min-width="0.068cm"/>
    </style:style>
    <style:style style:name="gr9" style:family="graphic" style:parent-style-name="standard">
      <style:graphic-properties svg:stroke-width="0.018cm" svg:stroke-color="#000000" draw:marker-start-width="0.228cm" draw:marker-end-width="0.228cm" draw:fill-color="#a6cee3" draw:textarea-vertical-align="middle" draw:auto-grow-height="false" fo:min-height="0.047cm" fo:min-width="0.048cm" fo:padding-top="0.01cm" fo:padding-bottom="0.01cm" fo:padding-left="0.01cm" fo:padding-right="0.01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1f78b4" draw:textarea-vertical-align="middle" draw:auto-grow-height="false" fo:min-height="0.049cm" fo:min-width="0.05cm" fo:padding-top="0.009cm" fo:padding-bottom="0.009cm" fo:padding-left="0.009cm" fo:padding-right="0.009cm"/>
    </style:style>
    <style:style style:name="gr11" style:family="graphic" style:parent-style-name="standard">
      <style:graphic-properties draw:stroke="none" svg:stroke-color="#000000" draw:fill="none" draw:fill-color="#ffffff" fo:min-height="0.6cm" fo:min-width="3.465cm"/>
    </style:style>
    <style:style style:name="gr12" style:family="graphic" style:parent-style-name="standard">
      <style:graphic-properties svg:stroke-color="#000000" draw:fill-color="#e6ab02" draw:textarea-vertical-align="middle" draw:auto-grow-height="false" fo:min-height="0.067cm" fo:min-width="0.076cm"/>
    </style:style>
    <style:style style:name="gr13" style:family="graphic" style:parent-style-name="standard">
      <style:graphic-properties svg:stroke-color="#000000" draw:fill-color="#a6761d" draw:textarea-vertical-align="middle" draw:auto-grow-height="false" fo:min-height="0.067cm" fo:min-width="0.076cm"/>
    </style:style>
    <style:style style:name="gr14" style:family="graphic" style:parent-style-name="standard">
      <style:graphic-properties draw:stroke="none" svg:stroke-color="#000000" draw:fill="none" draw:fill-color="#ffffff" fo:min-height="0.319cm" fo:min-width="0.19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551cm" fo:min-width="1.945cm"/>
    </style:style>
    <style:style style:name="gr16" style:family="graphic" style:parent-style-name="standard">
      <style:graphic-properties draw:stroke="none" svg:stroke-color="#000000" draw:fill="none" draw:fill-color="#ffffff" fo:min-height="0.276cm" fo:min-width="1.386cm"/>
    </style:style>
    <style:style style:name="gr17" style:family="graphic" style:parent-style-name="standard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2.392cm" fo:min-width="1.542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276cm" fo:min-width="1.238cm"/>
    </style:style>
    <style:style style:name="gr19" style:family="graphic" style:parent-style-name="standard">
      <style:graphic-properties draw:stroke="none" svg:stroke-color="#696969" draw:fill-color="#a9a9a9" draw:textarea-vertical-align="middle" draw:auto-grow-height="false" fo:min-height="0.8cm" fo:min-width="0.622cm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085cm" fo:min-width="0cm" fo:padding-top="0.134cm" fo:padding-bottom="0.134cm" fo:padding-left="0.259cm" fo:padding-right="0.259cm"/>
    </style:style>
    <style:style style:name="gr21" style:family="graphic" style:parent-style-name="standard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draw:fill-color="#756bb1" draw:textarea-horizontal-align="justify" draw:textarea-vertical-align="middle" draw:auto-grow-height="false" fo:min-height="0.015cm" fo:min-width="0.026cm"/>
    </style:style>
    <style:style style:name="gr23" style:family="graphic" style:parent-style-name="standard">
      <style:graphic-properties draw:stroke="none" draw:fill-color="#756bb1" draw:textarea-horizontal-align="justify" draw:textarea-vertical-align="middle" draw:auto-grow-height="false" fo:min-height="0.014cm" fo:min-width="0.025cm"/>
    </style:style>
    <style:style style:name="gr24" style:family="graphic" style:parent-style-name="standard">
      <style:graphic-properties draw:stroke="none" draw:fill-color="#dddddd" draw:textarea-horizontal-align="justify" draw:textarea-vertical-align="middle" draw:auto-grow-height="false" fo:min-height="0.108cm" fo:min-width="0.063cm"/>
    </style:style>
    <style:style style:name="gr25" style:family="graphic" style:parent-style-name="standard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28" style:family="graphic" style:parent-style-name="standard">
      <style:graphic-properties svg:stroke-width="0.018cm" svg:stroke-color="#808080" draw:marker-start-width="0.227cm" draw:marker-end-width="0.227cm" draw:fill="none" draw:textarea-vertical-align="middle" draw:auto-grow-height="false" fo:min-height="1.68cm" fo:min-width="0cm" fo:padding-top="0.134cm" fo:padding-bottom="0.134cm" fo:padding-left="0.259cm" fo:padding-right="0.25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31" style:family="graphic" style:parent-style-name="objectwithoutfill">
      <style:graphic-properties svg:stroke-width="0.028cm" svg:stroke-color="#cccccc" draw:marker-start-width="0.242cm" draw:marker-end="Symmetric_20_Arrow" draw:marker-end-width="0.142cm" draw:fill="none" draw:textarea-vertical-align="middle" fo:padding-top="0.014cm" fo:padding-bottom="0.014cm" fo:padding-left="0.014cm" fo:padding-right="0.014cm"/>
    </style:style>
    <style:style style:name="gr32" style:family="graphic" style:parent-style-name="standard">
      <style:graphic-properties draw:stroke="none" draw:fill-color="#cccccc" draw:textarea-vertical-align="middle" draw:auto-grow-height="false" fo:min-height="0.7cm" fo:min-width="0.8cm"/>
    </style:style>
    <style:style style:name="gr33" style:family="graphic" style:parent-style-name="objectwithoutfill">
      <style:graphic-properties svg:stroke-width="0.035cm" svg:stroke-color="#4dac26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34" style:family="graphic" style:parent-style-name="objectwithoutfill">
      <style:graphic-properties svg:stroke-width="0.035cm" svg:stroke-color="#d01c8b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35" style:family="graphic" style:parent-style-name="standard">
      <style:graphic-properties draw:stroke="none" draw:fill-color="#cccccc" draw:textarea-horizontal-align="justify" draw:textarea-vertical-align="middle" draw:auto-grow-height="false" fo:min-height="0.2cm" fo:min-width="0.1cm"/>
    </style:style>
    <style:style style:name="gr36" style:family="graphic" style:parent-style-name="standard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18cm" svg:stroke-color="#ffcc99" draw:marker-start-width="0.227cm" draw:marker-end-width="0.227cm" draw:fill="solid" draw:fill-color="#ffffff" draw:opacity="100%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8" style:family="graphic" style:parent-style-name="standard">
      <style:graphic-properties draw:stroke="solid" svg:stroke-width="0.018cm" svg:stroke-color="#000000" draw:marker-start-width="0.252cm" draw:marker-end-width="0.252cm" draw:fill-color="#d3d3d3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39" style:family="graphic" style:parent-style-name="standard">
      <style:graphic-properties draw:stroke="none" svg:stroke-width="0.018cm" draw:fill-color="#808080" draw:textarea-horizontal-align="justify" draw:textarea-vertical-align="middle" draw:auto-grow-height="false" fo:min-height="0.219cm" fo:min-width="0.067cm"/>
    </style:style>
    <style:style style:name="gr40" style:family="graphic" style:parent-style-name="standard">
      <style:graphic-properties svg:stroke-width="0.018cm" svg:stroke-color="#a9a9a9" draw:marker-start-width="0.359cm" draw:marker-end-width="0.359cm" draw:fill-color="#d3d3d3" draw:textarea-vertical-align="middle" fo:padding-top="0.134cm" fo:padding-bottom="0.134cm" fo:padding-left="0.259cm" fo:padding-right="0.259cm"/>
    </style:style>
    <style:style style:name="gr41" style:family="graphic" style:parent-style-name="standard">
      <style:graphic-properties draw:stroke="none" svg:stroke-width="0.018cm" draw:fill-color="#c0c0c0" draw:textarea-horizontal-align="justify" draw:textarea-vertical-align="middle" draw:auto-grow-height="false" fo:min-height="0.038cm" fo:min-width="0.038cm"/>
    </style:style>
    <style:style style:name="gr42" style:family="graphic" style:parent-style-name="standard">
      <style:graphic-properties draw:stroke="none" svg:stroke-color="#000000" draw:fill="none" draw:fill-color="#ffffff" fo:min-height="0.276cm" fo:min-width="0.37cm"/>
    </style:style>
    <style:style style:name="gr43" style:family="graphic" style:parent-style-name="standard">
      <style:graphic-properties draw:stroke="solid" svg:stroke-width="0.018cm" svg:stroke-color="#000000" draw:marker-start-width="0.252cm" draw:marker-end-width="0.252cm" draw:fill-color="#f0ffff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18cm" svg:stroke-color="#000000" draw:marker-start-width="0.252cm" draw:marker-end-width="0.252cm" draw:fill-color="#faebd7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none" draw:fill-color="#ffffff"/>
      <style:text-properties style:font-name="Arial" fo:font-size="8pt" fo:font-weight="bold" style:font-size-asian="7pt" style:font-size-complex="7pt"/>
    </style:style>
    <style:style style:name="P5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a6cee3"/>
      <style:paragraph-properties fo:text-align="center"/>
    </style:style>
    <style:style style:name="P8" style:family="paragraph">
      <loext:graphic-properties draw:fill-color="#1f78b4"/>
      <style:paragraph-properties fo:text-align="center"/>
    </style:style>
    <style:style style:name="P9" style:family="paragraph">
      <loext:graphic-properties draw:fill-color="#e6ab02"/>
      <style:paragraph-properties fo:text-align="center"/>
    </style:style>
    <style:style style:name="P10" style:family="paragraph">
      <loext:graphic-properties draw:fill-color="#a6761d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Arial" fo:font-size="7pt" style:font-size-asian="7pt" style:font-size-complex="7pt"/>
    </style:style>
    <style:style style:name="P12" style:family="paragraph">
      <loext:graphic-properties draw:fill="none"/>
      <style:paragraph-properties fo:text-align="center"/>
      <style:text-properties style:font-name="Arial" fo:font-size="5pt"/>
    </style:style>
    <style:style style:name="P13" style:family="paragraph">
      <loext:graphic-properties draw:fill-color="#a9a9a9"/>
      <style:paragraph-properties fo:text-align="center"/>
      <style:text-properties style:font-name="Arial" fo:font-size="5pt"/>
    </style:style>
    <style:style style:name="P14" style:family="paragraph">
      <loext:graphic-properties draw:fill-color="#999999"/>
      <style:paragraph-properties fo:text-align="center"/>
      <style:text-properties style:font-name="Arial" fo:font-size="5pt"/>
    </style:style>
    <style:style style:name="P15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16" style:family="paragraph">
      <loext:graphic-properties draw:fill-color="#756bb1"/>
      <style:paragraph-properties fo:text-align="center"/>
      <style:text-properties style:font-name="Arial" fo:font-size="5pt"/>
    </style:style>
    <style:style style:name="P17" style:family="paragraph">
      <loext:graphic-properties draw:fill-color="#dddddd"/>
      <style:paragraph-properties fo:text-align="center"/>
      <style:text-properties style:font-name="Arial" fo:font-size="5pt"/>
    </style:style>
    <style:style style:name="P18" style:family="paragraph">
      <loext:graphic-properties draw:fill-color="#ffcc00"/>
      <style:paragraph-properties fo:text-align="center"/>
      <style:text-properties style:font-name="Arial" fo:font-size="7pt" fo:font-weight="normal" style:font-size-asian="7pt" style:font-weight-asian="normal" style:font-size-complex="7pt" style:font-weight-complex="normal"/>
    </style:style>
    <style:style style:name="P19" style:family="paragraph">
      <loext:graphic-properties draw:fill-color="#cccccc"/>
      <style:paragraph-properties fo:text-align="center"/>
      <style:text-properties style:font-name="Arial" fo:font-size="7pt" fo:font-weight="normal" style:font-size-asian="7pt" style:font-weight-asian="normal" style:font-size-complex="7pt" style:font-weight-complex="normal"/>
    </style:style>
    <style:style style:name="P20" style:family="paragraph">
      <loext:graphic-properties draw:fill="none" draw:fill-color="#ffffff"/>
      <style:text-properties fo:color="#4dac26" style:font-name="Arial" fo:font-size="7pt" style:font-size-asian="7pt" style:font-size-complex="7pt"/>
    </style:style>
    <style:style style:name="P21" style:family="paragraph">
      <loext:graphic-properties draw:fill="none" draw:fill-color="#ffffff"/>
      <style:text-properties fo:color="#d01c8b" style:font-name="Arial" fo:font-size="7pt" style:font-size-asian="7pt" style:font-size-complex="7pt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000000" style:font-name="Arial" fo:font-size="7pt" fo:background-color="#ffffff" style:font-size-asian="7pt" style:font-size-complex="7pt"/>
    </style:style>
    <style:style style:name="P24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25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26" style:family="paragraph">
      <loext:graphic-properties draw:fill-color="#d3d3d3"/>
      <style:paragraph-properties fo:text-align="center"/>
      <style:text-properties style:font-name="Arial" fo:font-size="5pt"/>
    </style:style>
    <style:style style:name="P27" style:family="paragraph">
      <loext:graphic-properties draw:fill-color="#808080"/>
      <style:paragraph-properties fo:text-align="center"/>
      <style:text-properties style:font-name="Arial" fo:font-size="5pt"/>
    </style:style>
    <style:style style:name="P28" style:family="paragraph">
      <loext:graphic-properties draw:fill-color="#c0c0c0"/>
      <style:paragraph-properties fo:text-align="center"/>
      <style:text-properties style:font-name="Arial" fo:font-size="5pt"/>
    </style:style>
    <style:style style:name="P29" style:family="paragraph">
      <loext:graphic-properties draw:fill="none" draw:fill-color="#ffffff"/>
      <style:text-properties style:font-name="Arial" fo:font-size="7pt" fo:background-color="#ffffff" style:font-size-asian="7pt" style:font-size-complex="7pt"/>
    </style:style>
    <style:style style:name="P30" style:family="paragraph">
      <loext:graphic-properties draw:fill-color="#f0ffff"/>
      <style:paragraph-properties fo:text-align="center"/>
      <style:text-properties style:font-name="Arial" fo:font-size="5pt"/>
    </style:style>
    <style:style style:name="P31" style:family="paragraph">
      <loext:graphic-properties draw:fill-color="#faebd7"/>
      <style:paragraph-properties fo:text-align="center"/>
      <style:text-properties style:font-name="Arial" fo:font-size="5pt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fo:font-weight="bold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a6cee3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7pt" style:font-size-asian="7pt" style:font-size-complex="7pt"/>
    </style:style>
    <style:style style:name="T6" style:family="text">
      <style:text-properties fo:color="#1f78b4" style:font-name="Arial" fo:font-size="7pt" style:font-size-asian="7pt" style:font-size-complex="7pt"/>
    </style:style>
    <style:style style:name="T7" style:family="text">
      <style:text-properties fo:font-variant="normal" fo:text-transform="none" fo:color="#e6ab02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6761d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33% 58%" style:font-name="Arial" fo:font-size="7pt" style:font-size-asian="7pt" style:font-size-complex="7pt"/>
    </style:style>
    <style:style style:name="T10" style:family="text">
      <style:text-properties style:text-position="0% 100%" style:font-name="Arial" fo:font-size="7pt" style:font-size-asian="7pt" style:font-size-complex="7pt"/>
    </style:style>
    <style:style style:name="T11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2" style:family="text">
      <style:text-properties fo:color="#4dac26" style:font-name="Arial" fo:font-size="7pt" style:font-size-asian="7pt" style:font-size-complex="7pt"/>
    </style:style>
    <style:style style:name="T13" style:family="text">
      <style:text-properties fo:color="#d01c8b" style:font-name="Arial" fo:font-size="7pt" style:font-size-asian="7pt" style:font-size-complex="7pt"/>
    </style:style>
    <style:style style:name="T14" style:family="text">
      <style:text-properties style:text-position="-33% 58%" style:font-name="Arial" fo:font-size="7pt" style:font-size-asian="7pt" style:font-size-complex="7pt"/>
    </style:style>
    <style:style style:name="T15" style:family="text">
      <style:text-properties fo:color="#000000" style:font-name="Arial" fo:font-size="7pt" fo:background-color="#ffffff" style:font-size-asian="7pt" style:font-size-complex="7pt"/>
    </style:style>
    <style:style style:name="T16" style:family="text">
      <style:text-properties style:font-name="Arial" fo:font-size="7pt" fo:background-color="#ffffff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14.993cm" svg:x="1.996cm" svg:y="1.649cm">
          <draw:image xlink:href="Pictures/100002010000041B000006EB16A31AF1CF8075C2.png" xlink:type="simple" xlink:show="embed" xlink:actuate="onLoad">
            <text:p/>
          </draw:image>
        </draw:frame>
        <draw:frame draw:style-name="gr2" draw:text-style-name="P2" draw:layer="layout" svg:width="8.64cm" svg:height="4.399cm" svg:x="2.103cm" svg:y="17.001cm">
          <draw:image xlink:href="Pictures/100002010000041B00000975D243BE222CAE8968.png" xlink:type="simple" xlink:show="embed" xlink:actuate="onLoad">
            <text:p/>
          </draw:image>
        </draw:frame>
        <draw:custom-shape draw:style-name="gr3" draw:text-style-name="P2" draw:layer="layout" svg:width="8.7cm" svg:height="20.1cm" svg:x="2.044cm" svg:y="1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167cm" svg:height="0.319cm" svg:x="2.213cm" svg:y="1.657cm">
          <draw:text-box>
            <text:p><text:span text:style-name="T1">a</text:span></text:p>
          </draw:text-box>
        </draw:frame>
        <draw:frame draw:style-name="gr5" draw:text-style-name="P3" draw:layer="layout" svg:width="0.176cm" svg:height="0.319cm" svg:x="6.817cm" svg:y="1.657cm">
          <draw:text-box>
            <text:p><text:span text:style-name="T1">b</text:span></text:p>
          </draw:text-box>
        </draw:frame>
        <draw:frame draw:style-name="gr6" draw:text-style-name="P4" draw:layer="layout" svg:width="0.18cm" svg:height="0.319cm" svg:x="2.206cm" svg:y="4.757cm">
          <draw:text-box>
            <text:p><text:span text:style-name="T2">c</text:span></text:p>
          </draw:text-box>
        </draw:frame>
        <draw:frame draw:style-name="gr6" draw:text-style-name="P4" draw:layer="layout" svg:width="0.18cm" svg:height="0.319cm" svg:x="2.206cm" svg:y="8.757cm">
          <draw:text-box>
            <text:p><text:span text:style-name="T2">d</text:span></text:p>
          </draw:text-box>
        </draw:frame>
        <draw:frame draw:style-name="gr4" draw:text-style-name="P4" draw:layer="layout" svg:width="0.167cm" svg:height="0.319cm" svg:x="2.213cm" svg:y="12.457cm">
          <draw:text-box>
            <text:p><text:span text:style-name="T2">e</text:span></text:p>
          </draw:text-box>
        </draw:frame>
        <draw:frame draw:style-name="gr4" draw:text-style-name="P4" draw:layer="layout" svg:width="0.167cm" svg:height="0.319cm" svg:x="5.512cm" svg:y="12.457cm">
          <draw:text-box>
            <text:p><text:span text:style-name="T2">f</text:span></text:p>
          </draw:text-box>
        </draw:frame>
        <draw:g>
          <draw:frame draw:style-name="gr7" draw:text-style-name="P5" draw:layer="layout" svg:width="7.534cm" svg:height="0.6cm" svg:x="2.627cm" svg:y="8.4cm">
            <draw:text-box>
              <text:p><text:span text:style-name="T3"><text:s text:c="5"/></text:span><text:span text:style-name="T3">= </text:span><text:span text:style-name="T3">30,</text:span><text:span text:style-name="T3">Q = </text:span><text:span text:style-name="T3">13 <text:s text:c="2"/></text:span><text:span text:style-name="T3"><text:s text:c="5"/></text:span><text:span text:style-name="T4">= </text:span><text:span text:style-name="T4">30,</text:span><text:span text:style-name="T4">Q = </text:span><text:span text:style-name="T4">2(r</text:span><text:span text:style-name="T4">ef.= </text:span><text:span text:style-name="T4">6 </text:span><text:span text:style-name="T4">ms)</text:span><text:span text:style-name="T5"> </text:span><text:span text:style-name="T5"><text:s text:c="6"/></text:span><text:span text:style-name="T6">= </text:span><text:span text:style-name="T6">30,</text:span><text:span text:style-name="T6">Q = </text:span><text:span text:style-name="T6">2(r</text:span><text:span text:style-name="T6">ef. </text:span><text:span text:style-name="T6">= 2 </text:span><text:span text:style-name="T6">ms)</text:span></text:p>
            </draw:text-box>
          </draw:frame>
          <draw:custom-shape draw:style-name="gr8" draw:text-style-name="P6" draw:layer="layout" svg:width="0.18cm" svg:height="0.2cm" svg:x="2.768cm" svg:y="8.4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9" draw:text-style-name="P7" draw:layer="layout" svg:width="0.18cm" svg:height="0.2cm" svg:x="4.423cm" svg:y="8.4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8" draw:layer="layout" svg:width="0.18cm" svg:height="0.2cm" svg:x="7.359cm" svg:y="8.4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frame draw:style-name="gr11" draw:text-style-name="P5" draw:layer="layout" svg:width="3.465cm" svg:height="0.6cm" svg:x="4.662cm" svg:y="12.1cm">
            <draw:text-box>
              <text:p><text:span text:style-name="T3"><text:s text:c="3"/></text:span><text:span text:style-name="T3"><text:s/></text:span><text:span text:style-name="T7"><text:s/></text:span><text:span text:style-name="T7">= </text:span><text:span text:style-name="T7">8</text:span><text:span text:style-name="T7">0</text:span><text:span text:style-name="T7">,</text:span><text:span text:style-name="T7">Q</text:span><text:span text:style-name="T7"> </text:span><text:span text:style-name="T7">= </text:span><text:span text:style-name="T7">1</text:span><text:span text:style-name="T7">3</text:span><text:span text:style-name="T3"> </text:span><text:span text:style-name="T3"><text:s text:c="3"/></text:span><text:span text:style-name="T3"><text:s text:c="3"/></text:span><text:span text:style-name="T3"><text:s/></text:span><text:span text:style-name="T8">= </text:span><text:span text:style-name="T8">8</text:span><text:span text:style-name="T8">0</text:span><text:span text:style-name="T8">,</text:span><text:span text:style-name="T8">Q</text:span><text:span text:style-name="T8"> </text:span><text:span text:style-name="T8">= </text:span><text:span text:style-name="T8">3</text:span><text:span text:style-name="T8">0</text:span></text:p>
            </draw:text-box>
          </draw:frame>
          <draw:custom-shape draw:style-name="gr12" draw:text-style-name="P9" draw:layer="layout" svg:width="0.2cm" svg:height="0.2cm" svg:x="4.702cm" svg:y="12.1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3" draw:text-style-name="P10" draw:layer="layout" svg:width="0.2cm" svg:height="0.2cm" svg:x="6.581cm" svg:y="12.1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6" draw:text-style-name="P4" draw:layer="layout" svg:width="0.18cm" svg:height="0.319cm" svg:x="2.23cm" svg:y="16.76cm">
          <draw:text-box>
            <text:p><text:span text:style-name="T2">h</text:span></text:p>
          </draw:text-box>
        </draw:frame>
        <draw:frame draw:style-name="gr4" draw:text-style-name="P4" draw:layer="layout" svg:width="0.167cm" svg:height="0.319cm" svg:x="4.72cm" svg:y="16.76cm">
          <draw:text-box>
            <text:p><text:span text:style-name="T2">i</text:span></text:p>
          </draw:text-box>
        </draw:frame>
        <draw:frame draw:style-name="gr4" draw:text-style-name="P4" draw:layer="layout" svg:width="0.167cm" svg:height="0.319cm" svg:x="6.92cm" svg:y="16.76cm">
          <draw:text-box>
            <text:p><text:span text:style-name="T2">j</text:span></text:p>
          </draw:text-box>
        </draw:frame>
        <draw:frame draw:style-name="gr14" draw:text-style-name="P4" draw:layer="layout" svg:width="0.193cm" svg:height="0.319cm" svg:x="8.124cm" svg:y="12.478cm">
          <draw:text-box>
            <text:p><text:span text:style-name="T2">g</text:span></text:p>
          </draw:text-box>
        </draw:frame>
        <draw:frame draw:style-name="gr6" draw:text-style-name="P4" draw:layer="layout" svg:width="0.18cm" svg:height="0.319cm" svg:x="8.755cm" svg:y="16.76cm">
          <draw:text-box>
            <text:p><text:span text:style-name="T2">k</text:span></text:p>
          </draw:text-box>
        </draw:frame>
        <draw:g>
          <draw:frame draw:style-name="gr15" draw:text-style-name="P11" draw:layer="layout" svg:width="2.237cm" svg:height="0.551cm" svg:x="8.307cm" svg:y="14.683cm">
            <draw:text-box>
              <text:p text:style-name="P1"><text:span text:style-name="T5">r</text:span><text:span text:style-name="T5">e</text:span><text:span text:style-name="T5">d</text:span><text:span text:style-name="T5">o</text:span><text:span text:style-name="T5">x</text:span><text:span text:style-name="T5">,</text:span><text:span text:style-name="T5"> </text:span><text:span text:style-name="T5">C</text:span><text:span text:style-name="T5">a</text:span><text:span text:style-name="T9">2</text:span><text:span text:style-name="T9">+</text:span><text:span text:style-name="T10">,</text:span><text:span text:style-name="T10"> </text:span><text:span text:style-name="T10">p</text:span><text:span text:style-name="T10">H</text:span><text:span text:style-name="T10">,</text:span><text:span text:style-name="T10"> </text:span></text:p>
              <text:p text:style-name="P1"><text:span text:style-name="T10">c</text:span><text:span text:style-name="T10">A</text:span><text:span text:style-name="T10">M</text:span><text:span text:style-name="T10">P</text:span><text:span text:style-name="T10">,</text:span><text:span text:style-name="T10"> </text:span><text:span text:style-name="T10">A</text:span><text:span text:style-name="T10">D</text:span><text:span text:style-name="T10">P</text:span><text:span text:style-name="T10">R</text:span><text:span text:style-name="T10">,</text:span><text:span text:style-name="T10">P</text:span><text:span text:style-name="T10">I</text:span><text:span text:style-name="T10">P</text:span><text:span text:style-name="T10">2</text:span><text:span text:style-name="T10">.</text:span><text:span text:style-name="T10">.</text:span><text:span text:style-name="T10">.</text:span></text:p>
            </draw:text-box>
          </draw:frame>
          <draw:frame draw:style-name="gr16" draw:text-style-name="P11" draw:layer="layout" svg:width="1.386cm" svg:height="0.276cm" svg:x="8.75cm" svg:y="16.24cm">
            <draw:text-box>
              <text:p text:style-name="P1"><text:span text:style-name="T5">I</text:span><text:span text:style-name="T5">o</text:span><text:span text:style-name="T5">n</text:span><text:span text:style-name="T5"> </text:span><text:span text:style-name="T5">c</text:span><text:span text:style-name="T5">h</text:span><text:span text:style-name="T5">a</text:span><text:span text:style-name="T5">n</text:span><text:span text:style-name="T5">n</text:span><text:span text:style-name="T5">e</text:span><text:span text:style-name="T5">l</text:span><text:span text:style-name="T5">s</text:span></text:p>
            </draw:text-box>
          </draw:frame>
          <draw:custom-shape draw:style-name="gr17" draw:text-style-name="P12" draw:layer="layout" svg:width="2.3cm" svg:height="2.9cm" svg:x="8.274cm" svg:y="13.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1" draw:layer="layout" svg:width="1.238cm" svg:height="0.276cm" svg:x="8.805cm" svg:y="12.56cm">
            <draw:text-box>
              <text:p text:style-name="P1"><text:span text:style-name="T5">N</text:span><text:span text:style-name="T5">a-</text:span><text:span text:style-name="T5">K </text:span><text:span text:style-name="T5">pu</text:span><text:span text:style-name="T5">m</text:span><text:span text:style-name="T5">p</text:span></text:p>
            </draw:text-box>
          </draw:frame>
          <draw:g>
            <draw:custom-shape draw:style-name="gr19" draw:text-style-name="P13" draw:layer="layout" svg:width="0.621cm" svg:height="0.799cm" draw:transform="skewX (0.00122173047639608) rotate (1.29730323300739) translate (8.987cm 13.548cm)">
              <text:p/>
              <draw:enhanced-geometry svg:viewBox="0 0 21600 21600" draw:mirror-horizontal="false" draw:mirror-vertical="false" draw:text-areas="0 0 21600 21600" draw:type="circular-arrow" draw:modifiers="-79.9402042436584 27.5345397473359 9869.63482611216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g>
              <draw:custom-shape draw:style-name="gr20" draw:text-style-name="P14" draw:layer="layout" svg:width="0.286cm" svg:height="0.381cm" svg:x="9.281cm" svg:y="12.94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ellipse draw:style-name="gr21" draw:text-style-name="P15" draw:layer="layout" svg:width="0.075cm" svg:height="0.071cm" draw:transform="skewX (0.0141371669411541) rotate (3.11488911603428) translate (9.389cm 13.269cm)" draw:kind="cut" draw:start-angle="254.12" draw:end-angle="78.09">
                <text:p/>
              </draw:ellipse>
              <draw:ellipse draw:style-name="gr21" draw:text-style-name="P15" draw:layer="layout" svg:width="0.074cm" svg:height="0.078cm" draw:transform="skewX (0.0127409035395586) rotate (3.07404841153761) translate (9.415cm 13.178cm)" draw:kind="cut" draw:start-angle="254.12" draw:end-angle="78.09">
                <text:p/>
              </draw:ellipse>
              <draw:ellipse draw:style-name="gr21" draw:text-style-name="P15" draw:layer="layout" svg:width="0.074cm" svg:height="0.075cm" draw:transform="skewX (0.0132645023151569) rotate (3.11454005018388) translate (9.442cm 13.087cm)" draw:kind="cut" draw:start-angle="254.12" draw:end-angle="78.09">
                <text:p/>
              </draw:ellipse>
              <draw:custom-shape draw:style-name="gr22" draw:text-style-name="P16" draw:layer="layout" svg:width="0.09cm" svg:height="0.049cm" draw:transform="rotate (1.87273828738992) translate (9.443cm 13.076cm)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23" draw:text-style-name="P16" draw:layer="layout" svg:width="0.089cm" svg:height="0.048cm" draw:transform="rotate (1.87273828738992) translate (9.473cm 13.176cm)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24" draw:text-style-name="P17" draw:layer="layout" svg:width="0.223cm" svg:height="0.384cm" draw:transform="rotate (-3.14159265358979) translate (9.531cm 13.324cm)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custom-shape draw:style-name="gr25" draw:text-style-name="P18" draw:layer="layout" svg:width="0.25cm" svg:height="0.25cm" svg:x="8.799cm" svg:y="13.158cm">
                <text:p text:style-name="P1"><text:span text:style-name="T11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" draw:text-style-name="P19" draw:layer="layout" svg:width="0.25cm" svg:height="0.25cm" svg:x="9.799cm" svg:y="13.158cm">
                <text:p text:style-name="P1"><text:span text:style-name="T11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7" draw:text-style-name="P20" xml:id="id2" draw:id="id2" draw:layer="layout" svg:width="0.519cm" svg:height="0.276cm" svg:x="9.847cm" svg:y="14.34cm">
            <draw:text-box>
              <text:p><text:span text:style-name="T12">R</text:span><text:span text:style-name="T12">E</text:span><text:span text:style-name="T12">T</text:span></text:p>
            </draw:text-box>
          </draw:frame>
          <draw:frame draw:style-name="gr27" draw:text-style-name="P21" xml:id="id3" draw:id="id3" draw:layer="layout" svg:width="0.5cm" svg:height="0.276cm" svg:x="8.521cm" svg:y="14.34cm">
            <draw:text-box>
              <text:p><text:span text:style-name="T13">F</text:span><text:span text:style-name="T13">E</text:span><text:span text:style-name="T13">T</text:span></text:p>
            </draw:text-box>
          </draw:frame>
          <draw:custom-shape draw:style-name="gr28" draw:text-style-name="P12" draw:layer="layout" svg:width="0.208cm" svg:height="1.948cm" draw:transform="rotate (-1.5707963267949) translate (10.398cm 15.211cm)">
            <text:p/>
            <draw:enhanced-geometry svg:viewBox="0 0 21600 21600" draw:mirror-vertical="tru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g>
            <draw:frame draw:style-name="gr29" draw:text-style-name="P11" draw:layer="layout" svg:width="0.43cm" svg:height="0.63cm" svg:x="8.393cm" svg:y="13.431cm">
              <draw:text-box>
                <text:p text:style-name="P1"><text:span text:style-name="T5">O</text:span><text:span text:style-name="T14">2</text:span></text:p>
                <text:p text:style-name="P1"><text:span text:style-name="T5">P</text:span><text:span text:style-name="T5">y</text:span><text:span text:style-name="T5">r</text:span><text:span text:style-name="T5"> </text:span></text:p>
              </draw:text-box>
            </draw:frame>
            <draw:frame draw:style-name="gr30" draw:text-style-name="P11" draw:layer="layout" svg:width="0.5cm" svg:height="0.669cm" svg:x="9.956cm" svg:y="13.412cm">
              <draw:text-box>
                <text:p text:style-name="P1"><text:span text:style-name="T10">H</text:span><text:span text:style-name="T14">2</text:span><text:span text:style-name="T10">O</text:span><text:span text:style-name="T5">C</text:span><text:span text:style-name="T5">O</text:span><text:span text:style-name="T14">2</text:span><text:span text:style-name="T5"> </text:span></text:p>
              </draw:text-box>
            </draw:frame>
            <draw:line draw:style-name="gr31" draw:text-style-name="P2" draw:layer="layout" svg:x1="8.795cm" svg:y1="13.746cm" svg:x2="9.995cm" svg:y2="13.746cm">
              <text:p/>
            </draw:line>
          </draw:g>
          <draw:custom-shape draw:style-name="gr32" draw:text-style-name="P22" draw:layer="layout" svg:width="0.8cm" svg:height="0.7cm" draw:transform="rotate (0.223227611330075) translate (8.971cm 13.137cm)">
            <text:p/>
            <draw:enhanced-geometry svg:viewBox="0 0 21600 21600" draw:mirror-vertical="true" draw:mirror-horizontal="true" draw:text-areas="0 0 21600 21600" draw:type="circular-arrow" draw:modifiers="-158.988284076661 -8.57183457923149 9612.9973685373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onnector draw:style-name="gr33" draw:text-style-name="P2" draw:layer="layout" draw:type="curve" svg:x1="9.694cm" svg:y1="14.142cm" svg:x2="10.106cm" svg:y2="14.34cm" draw:start-shape="id1" draw:start-glue-point="1" draw:end-shape="id2" draw:end-glue-point="0" svg:d="M9694 14142c275 0 412 66 412 198" svg:viewBox="0 0 413 199">
            <text:p/>
          </draw:connector>
          <draw:connector draw:style-name="gr34" draw:text-style-name="P2" draw:layer="layout" draw:type="curve" svg:x1="9.155cm" svg:y1="14.142cm" svg:x2="8.771cm" svg:y2="14.34cm" draw:start-shape="id1" draw:start-glue-point="3" draw:end-shape="id3" draw:end-glue-point="0" svg:d="M9155 14142c-256 0-384 66-384 198" svg:viewBox="0 0 385 199">
            <text:p/>
          </draw:connector>
          <draw:frame draw:style-name="gr27" draw:text-style-name="P23" xml:id="id1" draw:id="id1" draw:layer="layout" svg:width="0.539cm" svg:height="0.276cm" svg:x="9.155cm" svg:y="14.004cm">
            <draw:text-box>
              <text:p text:style-name="P1"><text:span text:style-name="T15">R</text:span><text:span text:style-name="T15">O</text:span><text:span text:style-name="T15">S</text:span></text:p>
            </draw:text-box>
          </draw:frame>
          <draw:custom-shape draw:style-name="gr35" draw:text-style-name="P22" draw:layer="layout" svg:width="0.1cm" svg:height="0.2cm" svg:x="9.378cm" svg:y="13.80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36" draw:text-style-name="P24" draw:layer="layout" svg:width="0.399cm" svg:height="0.274cm" svg:x="9.225cm" svg:y="13.63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25" draw:layer="layout" svg:width="0.306cm" svg:height="0.18cm" svg:x="9.271cm" svg:y="13.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g>
              <draw:custom-shape draw:style-name="gr38" draw:text-style-name="P26" draw:layer="layout" svg:width="0.284cm" svg:height="0.378cm" draw:transform="rotate (-3.14159265358979) translate (9.566cm 16.145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9" draw:text-style-name="P27" draw:layer="layout" svg:width="0.119cm" svg:height="0.391cm" svg:x="9.364cm" svg:y="15.759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0" draw:text-style-name="P26" draw:layer="layout" svg:width="0.177cm" svg:height="0.192cm" draw:transform="rotate (-3.14159265358979) translate (9.535cm 15.878cm)" draw:kind="arc" draw:start-angle="182.25" draw:end-angle="271.83">
                <text:p/>
              </draw:ellipse>
              <draw:custom-shape draw:style-name="gr41" draw:text-style-name="P28" draw:layer="layout" svg:width="0.054cm" svg:height="0.054cm" draw:transform="rotate (-3.14159265358979) translate (9.466cm 15.70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42" draw:text-style-name="P29" draw:layer="layout" svg:width="0.37cm" svg:height="0.276cm" svg:x="9.239cm" svg:y="15.472cm">
            <draw:text-box>
              <text:p><text:span text:style-name="T16">M</text:span><text:span text:style-name="T16">S</text:span></text:p>
            </draw:text-box>
          </draw:frame>
          <draw:g>
            <draw:g>
              <draw:custom-shape draw:style-name="gr43" draw:text-style-name="P30" draw:layer="layout" svg:width="0.284cm" svg:height="0.378cm" draw:transform="rotate (-3.14159265358979) translate (10.066cm 16.147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9" draw:text-style-name="P27" draw:layer="layout" svg:width="0.119cm" svg:height="0.391cm" svg:x="9.864cm" svg:y="15.761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0" draw:text-style-name="P26" draw:layer="layout" svg:width="0.177cm" svg:height="0.192cm" draw:transform="rotate (-3.14159265358979) translate (10.035cm 15.88cm)" draw:kind="arc" draw:start-angle="182.25" draw:end-angle="271.83">
                <text:p/>
              </draw:ellipse>
              <draw:custom-shape draw:style-name="gr41" draw:text-style-name="P28" draw:layer="layout" svg:width="0.054cm" svg:height="0.054cm" draw:transform="rotate (-3.14159265358979) translate (9.966cm 15.70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4" draw:text-style-name="P31" draw:layer="layout" svg:width="0.284cm" svg:height="0.378cm" draw:transform="rotate (-3.14159265358979) translate (9.066cm 16.149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9" draw:text-style-name="P27" draw:layer="layout" svg:width="0.119cm" svg:height="0.391cm" svg:x="8.864cm" svg:y="15.763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0" draw:text-style-name="P26" draw:layer="layout" svg:width="0.177cm" svg:height="0.192cm" draw:transform="rotate (-3.14159265358979) translate (9.035cm 15.882cm)" draw:kind="arc" draw:start-angle="182.25" draw:end-angle="271.83">
                <text:p/>
              </draw:ellipse>
              <draw:custom-shape draw:style-name="gr41" draw:text-style-name="P28" draw:layer="layout" svg:width="0.054cm" svg:height="0.054cm" draw:transform="rotate (-3.14159265358979) translate (8.966cm 15.7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1T22:18:00.729840809</meta:creation-date>
    <meta:generator>LibreOffice/6.0.7.3$Linux_X86_64 LibreOffice_project/00m0$Build-3</meta:generator>
    <dc:date>2021-07-11T20:28:04.839972508</dc:date>
    <meta:editing-duration>P1DT9H9M31S</meta:editing-duration>
    <meta:editing-cycles>38</meta:editing-cycles>
    <meta:document-statistic meta:object-count="75"/>
  </office:meta>
</office:document-meta>
</file>